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99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lk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k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8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17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table:number-columns-spanned="3" table:number-rows-spanned="1"/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8" table:formula="of:=FALSE()" office:value-type="float" office:value="0" calcext:value-type="float">
            <text:p>0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8"/>
          <table:table-cell table:style-name="ce40" table:number-columns-spanned="3" table:number-rows-spanned="1"/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table:number-columns-spanned="3" table:number-rows-spanned="1"/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table:number-columns-spanned="3" table:number-rows-spanned="1"/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table:number-columns-spanned="3" table:number-rows-spanned="1"/>
          <table:covered-table-cell table:style-name="ce42"/>
          <table:covered-table-cell table:style-name="ce17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8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11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 table:number-columns-repeated="9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k_20_1" style:display-name="PageStyle_clk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" meta:object-count="0"/>
    <meta:generator>LibreOfficeDev/6.0.5.2$Linux_X86_64 LibreOffice_project/</meta:generator>
  </office:meta>
</office:document-meta>
</file>